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7c8f1a" officeooo:paragraph-rsid="007c8f1a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6pt" style:text-underline-style="solid" style:text-underline-width="auto" style:text-underline-color="font-color" fo:font-weight="bold" officeooo:rsid="007f4ced" officeooo:paragraph-rsid="007f4ced" style:font-size-asian="16pt" style:font-weight-asian="bold" style:font-size-complex="16pt" style:font-weight-complex="bold"/>
    </style:style>
    <style:style style:name="P5" style:family="paragraph" style:parent-style-name="Title">
      <style:paragraph-properties fo:margin-top="0cm" fo:margin-bottom="0cm" style:contextual-spacing="false"/>
      <style:text-properties style:font-name="Calibri" fo:font-size="24pt" officeooo:rsid="000cc793" officeooo:paragraph-rsid="00460a15" style:font-size-asian="24pt" style:font-size-complex="24pt"/>
    </style:style>
    <style:style style:name="P6" style:family="paragraph" style:parent-style-name="Text_20_body">
      <style:text-properties officeooo:paragraph-rsid="004b866e"/>
    </style:style>
    <style:style style:name="P7" style:family="paragraph" style:parent-style-name="Text_20_body">
      <style:text-properties officeooo:paragraph-rsid="0041e98c"/>
    </style:style>
    <style:style style:name="P8" style:family="paragraph" style:parent-style-name="Text_20_body">
      <style:text-properties style:font-name="Calibri" fo:font-size="10pt" fo:font-weight="normal" officeooo:rsid="007bc474" officeooo:paragraph-rsid="007bc474" style:font-size-asian="10pt" style:font-weight-asian="normal" style:font-size-complex="10pt" style:font-weight-complex="normal"/>
    </style:style>
    <style:style style:name="P9" style:family="paragraph" style:parent-style-name="Text_20_body">
      <style:text-properties style:font-name="Calibri" fo:font-size="4pt" fo:font-weight="normal" officeooo:rsid="003e5048" officeooo:paragraph-rsid="007ad237" style:font-size-asian="4.19999980926514pt" style:font-weight-asian="normal" style:font-size-complex="4.80000019073486pt" style:font-weight-complex="normal"/>
    </style:style>
    <style:style style:name="P10" style:family="paragraph" style:parent-style-name="Text_20_body">
      <style:paragraph-properties fo:margin-top="0.201cm" fo:margin-bottom="0.201cm" style:contextual-spacing="false"/>
      <style:text-properties style:font-name="Calibri" fo:font-size="10pt" style:text-underline-style="none" fo:font-weight="normal" officeooo:rsid="007c8f1a" officeooo:paragraph-rsid="007fc1d3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top="0.201cm" fo:margin-bottom="0.201cm" style:contextual-spacing="false"/>
      <style:text-properties style:font-name="Calibri" fo:font-size="10pt" style:text-underline-style="none" fo:font-weight="normal" officeooo:rsid="007c8f1a" officeooo:paragraph-rsid="00845763" style:font-size-asian="10pt" style:font-weight-asian="normal" style:font-size-complex="10pt" style:font-weight-complex="normal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7c8f1a" officeooo:paragraph-rsid="007c8f1a" style:font-size-asian="10pt" style:font-weight-asian="normal" style:font-size-complex="10pt" style:font-weight-complex="normal"/>
    </style:style>
    <style:style style:name="P13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86857b" officeooo:paragraph-rsid="0086857b" style:font-size-asian="10pt" style:font-weight-asian="normal" style:font-size-complex="10pt" style:font-weight-complex="normal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7ec974" officeooo:paragraph-rsid="007ec974" style:font-size-asian="10pt" style:font-weight-asian="normal" style:font-size-complex="10pt" style:font-weight-complex="normal"/>
    </style:style>
    <style:style style:name="P15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7efcf8" officeooo:paragraph-rsid="007efcf8" style:font-size-asian="10pt" style:font-weight-asian="normal" style:font-size-complex="10pt" style:font-weight-complex="normal"/>
    </style:style>
    <style:style style:name="P16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7f4ced" officeooo:paragraph-rsid="007f4ced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top="0cm" fo:margin-bottom="0cm" style:contextual-spacing="false"/>
      <style:text-properties style:font-name="Calibri" fo:font-size="18pt" style:text-underline-style="none" fo:font-weight="normal" officeooo:rsid="008a90e2" officeooo:paragraph-rsid="008a90e2" style:font-size-asian="18.8999996185303pt" style:font-weight-asian="normal" style:font-size-complex="21.6000003814697pt" style:font-weight-complex="normal"/>
    </style:style>
    <style:style style:name="P18" style:family="paragraph" style:parent-style-name="Text_20_body">
      <style:paragraph-properties fo:margin-top="0.201cm" fo:margin-bottom="0.201cm" style:contextual-spacing="false"/>
      <style:text-properties style:font-name="Calibri" fo:font-size="18pt" style:text-underline-style="none" fo:font-weight="normal" officeooo:rsid="008a90e2" officeooo:paragraph-rsid="008a90e2" style:font-size-asian="18.8999996185303pt" style:font-weight-asian="normal" style:font-size-complex="21.6000003814697pt" style:font-weight-complex="normal"/>
    </style:style>
    <style:style style:name="T1" style:family="text">
      <style:text-properties fo:color="#3465a4" loext:opacity="100%" style:text-underline-style="solid" style:text-underline-width="auto" style:text-underline-color="font-color"/>
    </style:style>
    <style:style style:name="T2" style:family="text">
      <style:text-properties fo:color="#3465a4" loext:opacity="100%" style:text-underline-style="solid" style:text-underline-width="auto" style:text-underline-color="font-color" fo:font-weight="bold" officeooo:rsid="00796028" style:font-name-asian="Noto Sans CJK SC" style:font-weight-asian="bold" style:font-name-complex="Lohit Devanagari" style:font-weight-complex="bold"/>
    </style:style>
    <style:style style:name="T3" style:family="text">
      <style:text-properties fo:color="#3465a4" loext:opacity="100%" style:font-name="Calibri" style:text-underline-style="solid" style:text-underline-width="auto" style:text-underline-color="font-color"/>
    </style:style>
    <style:style style:name="T4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b37a15" style:font-size-asian="16pt" style:font-weight-asian="bold" style:font-size-complex="16pt" style:font-weight-complex="bold"/>
    </style:style>
    <style:style style:name="T5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28939e" style:font-size-asian="16pt" style:font-weight-asian="bold" style:font-size-complex="16pt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8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9" style:family="text">
      <style:text-properties style:font-name="Calibri" fo:font-size="9pt" style:text-underline-style="none" fo:font-weight="normal" officeooo:rsid="00766b42" style:font-size-asian="9pt" style:font-weight-asian="normal" style:font-size-complex="9pt" style:font-weight-complex="normal"/>
    </style:style>
    <style:style style:name="T10" style:family="text">
      <style:text-properties style:font-name="Calibri" fo:font-size="16pt" style:text-underline-style="none" fo:font-weight="bold" officeooo:rsid="0028939e" style:font-size-asian="16pt" style:font-weight-asian="bold" style:font-size-complex="16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7fa05e" style:font-weight-asian="bold" style:font-weight-complex="bold"/>
    </style:style>
    <style:style style:name="T14" style:family="text">
      <style:text-properties officeooo:rsid="00b37a15"/>
    </style:style>
    <style:style style:name="T15" style:family="text">
      <style:text-properties officeooo:rsid="007fa05e"/>
    </style:style>
    <style:style style:name="T16" style:family="text">
      <style:text-properties officeooo:rsid="008bbecf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Activité </text:span><text:span text:style-name="T2">3</text:span><text:span text:style-name="T3">: Masse volumique des liquides et des solides .</text:span></text:p>
      <text:p text:style-name="P1"><text:span text:style-name="T11">Objectifs :</text:span><text:span text:style-name="T6"> </text:span></text:p>
      <text:p text:style-name="P6"><text:span text:style-name="T7">-</text:span><text:span text:style-name="T8"> </text:span><text:span text:style-name="T9">Notion de masse volumique</text:span></text:p>
      <text:p text:style-name="P2">Contexte :</text:p>
      <text:p text:style-name="P8">Oscar maîtrise désormais la notion de solubilité grâce à son fils. En revanche lorsque le sel se dissous dans l'eau, il se demande si la masse totale du sel et de l'eau est conservée.</text:p>
      <text:p text:style-name="P9"/>
      <text:p text:style-name="P7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10"><text:s text:c="5"/></text:span><text:span text:style-name="T4">Votre mission-travail à réaliser </text:span><text:span text:style-name="T5">:</text:span></text:p>
      <text:list xml:id="list1530451499" text:style-name="L1">
        <text:list-item>
          <text:p text:style-name="P12"><text:span text:style-name="T12">Imaginer</text:span> une expérience qui permette de répondre à la question de Oscar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0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0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0">……………………………………...…………………………………………………………...……………………………………...……………………………………...……………………………………...</text:p>
      <text:list xml:id="list233119336136561" text:continue-numbering="true" text:style-name="L1">
        <text:list-item>
          <text:p text:style-name="P13">Noter l'expérience qui sera réalisée en classe :</text:p>
        </text:list-item>
      </text:list>
      <text:p text:style-name="P17">-mesurer l<text:span text:style-name="T16">a masse</text:span> de 25ml d'eau pure </text:p>
      <text:p text:style-name="P18">-rajouter 9g de sel, mélanger, mesurer</text:p>
      <text:p text:style-name="P17">la masse.</text:p>
      <text:p text:style-name="P17"/>
      <text:list xml:id="list233119114852372" text:continue-numbering="true" text:style-name="L1">
        <text:list-item>
          <text:p text:style-name="P14"><text:span text:style-name="T12">Réaliser</text:span> l'expérience.</text:p>
        </text:list-item>
        <text:list-item>
          <text:p text:style-name="P15">Comparer une solution d'eau pure et une solution d'eau salée, Quelle remarque peut-on faire ? Quelle est la grandeur physique est différente ?</text:p>
        </text:list-item>
      </text:list>
      <text:p text:style-name="P11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1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1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1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4"><text:span text:style-name="T14">P</text:span>our aller plus loin :</text:p>
      <text:list xml:id="list233119363824834" text:continue-numbering="true" text:style-name="L1">
        <text:list-item>
          <text:p text:style-name="P16">N<text:span text:style-name="T15">ous avons comparer différent liquides, si nous avions du comparer des solides, comment aurions nous pu procéder ? </text:span><text:span text:style-name="T13">Imaginer </text:span><text:span text:style-name="T15">l'expérience.</text:span></text:p>
        </text:list-item>
      </text:list>
      <text:p text:style-name="P10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0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0">……………………………………...…………………………………………………………...……………………………………...……………………………………...……………………………………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3M20S</meta:editing-duration>
    <meta:editing-cycles>39</meta:editing-cycles>
    <meta:generator>LibreOffice/7.0.4.2$Linux_X86_64 LibreOffice_project/00$Build-2</meta:generator>
    <meta:creation-date>2021-02-11T10:59:54.903285377</meta:creation-date>
    <meta:initial-creator>J Cercy</meta:initial-creator>
    <dc:date>2021-05-27T23:31:17.256256013</dc:date>
    <dc:creator>J Cercy</dc:creator>
    <meta:document-statistic meta:table-count="0" meta:image-count="1" meta:object-count="0" meta:page-count="1" meta:paragraph-count="26" meta:word-count="159" meta:character-count="1888" meta:non-whitespace-character-count="1753"/>
  </office:meta>
</office:document-meta>
</file>